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b80047" style:font-name="Arial" fo:font-size="10pt" fo:language="gl" fo:country="ES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b80047" style:font-name="Arial" fo:font-size="10pt" fo:language="gl" fo:country="ES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b80047" style:font-name="Arial" fo:font-size="10pt" fo:language="gl" fo:country="ES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fo:language="gl" fo:country="ES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gl" fo:country="ES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420e" style:font-name="Arial" fo:font-size="12pt" fo:language="gl" fo:country="ES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420e" style:font-name="Arial" fo:font-size="12pt" fo:language="gl" fo:country="ES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language="gl" fo:country="E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language="gl" fo:country="ES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language="gl" fo:country="ES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b80047" style:font-name="Arial" fo:font-size="10pt" fo:language="gl" fo:country="ES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TALOGACIÓN LOM-ES</text:p>
      <text:p text:style-name="P5"/>
      <text:p text:style-name="P5">TÍTULO: </text:p>
      <text:p text:style-name="P1">Microunidades de GIMP.</text:p>
      <text:p text:style-name="P6"/>
      <text:p text:style-name="P8">IDIOMA: </text:p>
      <text:p text:style-name="P1">Galego e castelán.</text:p>
      <text:p text:style-name="P9"/>
      <text:p text:style-name="P8">DESCRIPCIÓN:</text:p>
      <text:p text:style-name="P1">Actividades guiadas con GIMP para que os alumnos e alumnas coñezan as funcións básicas deste programa en oito sesións lectivas.</text:p>
      <text:p text:style-name="P9"/>
      <text:p text:style-name="P8">PALABRA CLAVE:</text:p>
      <text:p text:style-name="P1">gimp, actividades, titorial</text:p>
      <text:p text:style-name="P8"/>
      <text:p text:style-name="P8">ÁMBITO:</text:p>
      <text:p text:style-name="P1">Edición <text:s/>de imaxe</text:p>
      <text:p text:style-name="P9"/>
      <text:p text:style-name="P8">ESTRUCTURA:</text:p>
      <text:p text:style-name="P1"/>
      <text:p text:style-name="P1"><text:span text:style-name="T1">ATÓMICA: O </text:span>ODE é indivisible</text:p>
      <text:p text:style-name="P1"/>
      <text:p text:style-name="P9"/>
      <text:p text:style-name="P8">NIVEL DE AGREGACIÓN:</text:p>
      <text:p text:style-name="P2"/>
      <text:p text:style-name="P2">2: Obxecto de aprendizaxe</text:p>
      <text:p text:style-name="P2"/>
      <text:p text:style-name="P10"/>
      <text:p text:style-name="P8">FORMATO:</text:p>
      <text:p text:style-name="P2">HTML, SWF, PDF, JPG, ZIP, LIM, PNG, JS</text:p>
      <text:p text:style-name="P10"/>
      <text:p text:style-name="P8">TAMAÑO: </text:p>
      <text:p text:style-name="P2">163499352 bytes</text:p>
      <text:p text:style-name="P10"/>
      <text:p text:style-name="P8">PAUTAS DE INSTALACIÓN:</text:p>
      <text:p text:style-name="P2">Pode visualizarse en calquera navegador web</text:p>
      <text:p text:style-name="P10"/>
      <text:p text:style-name="P8">OUTROS REQUISITOS DE PLATAFORMA:</text:p>
      <text:p text:style-name="P2">Plugin Flash Player (polo menos a versión 8.0), Java e lector PDF.</text:p>
      <text:p text:style-name="P10"/>
      <text:p text:style-name="P8">CONTEXTO: </text:p>
      <text:p text:style-name="P3"/>
      <text:p text:style-name="P3">2º de Educación Secundaria Obrigatoria</text:p>
      <text:p text:style-name="P10"/>
      <text:p text:style-name="P8">DIFICULTADE:</text:p>
      <text:p text:style-name="P3"/>
      <text:p text:style-name="P3">Fácil</text:p>
      <text:p text:style-name="P3"/>
      <text:p text:style-name="P8"/>
      <text:p text:style-name="P8">IDIOMA:</text:p>
      <text:p text:style-name="P2">Galego e castelán.</text:p>
      <text:p text:style-name="P10"/>
      <text:p text:style-name="P8">DESCRIPCIÓN ASOCIADA AOS DEREITOS DO ODE: </text:p>
      <text:p text:style-name="P3">CC-NC-BY-SA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17:32:02.63</meta:creation-date>
    <dc:date>2012-08-30T03:49:24.42</dc:date>
    <meta:editing-duration>PT1H16M1S</meta:editing-duration>
    <meta:editing-cycles>7</meta:editing-cycles>
    <meta:generator>LibreOffice/3.4$Win32 LibreOffice_project/340m1$Build-203</meta:generator>
    <dc:creator>Marta Guerra Cameselle </dc:creator>
    <meta:document-statistic meta:table-count="0" meta:image-count="0" meta:object-count="0" meta:page-count="1" meta:paragraph-count="31" meta:word-count="109" meta:character-count="738" meta:non-whitespace-character-count="654"/>
  </office:meta>
</office:document-meta>
</file>